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e6613" officeooo:paragraph-rsid="000a668c"/>
    </style:style>
    <style:style style:name="P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6cd20" officeooo:paragraph-rsid="000a668c"/>
    </style:style>
    <style:style style:name="P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6cd20" officeooo:paragraph-rsid="0012598b"/>
    </style:style>
    <style:style style:name="P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8cbc4" officeooo:paragraph-rsid="000a668c"/>
    </style:style>
    <style:style style:name="P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normal" officeooo:rsid="0038d043" officeooo:paragraph-rsid="000a668c" style:font-style-asian="italic" style:font-weight-asian="normal" style:font-style-complex="italic" style:font-weight-complex="normal"/>
    </style:style>
    <style:style style:name="P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normal" officeooo:rsid="003a1914" officeooo:paragraph-rsid="000a668c" style:font-style-asian="italic" style:font-weight-asian="normal" style:font-style-complex="italic" style:font-weight-complex="normal"/>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italic" fo:font-weight="bold" officeooo:rsid="001a1925" officeooo:paragraph-rsid="001a1925" style:font-style-asian="italic" style:font-weight-asian="bold" style:font-style-complex="italic" style:font-weight-complex="bold"/>
    </style:style>
    <style:style style:name="P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c15af" officeooo:paragraph-rsid="000a668c"/>
    </style:style>
    <style:style style:name="P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c15af" officeooo:paragraph-rsid="0027d893"/>
    </style:style>
    <style:style style:name="P1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dc7c9" officeooo:paragraph-rsid="0027d893"/>
    </style:style>
    <style:style style:name="P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27d893"/>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eb2fc" officeooo:paragraph-rsid="0027d893"/>
    </style:style>
    <style:style style:name="P1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3f3b89" officeooo:paragraph-rsid="000a668c" style:font-style-asian="normal" style:font-style-complex="normal"/>
    </style:style>
    <style:style style:name="P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0fcc44" officeooo:paragraph-rsid="000fcc44" style:font-style-asian="normal" style:font-style-complex="normal"/>
    </style:style>
    <style:style style:name="P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0df2ff" officeooo:paragraph-rsid="000a668c" style:font-style-asian="normal" style:font-style-complex="normal"/>
    </style:style>
    <style:style style:name="P1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officeooo:rsid="001a1925" officeooo:paragraph-rsid="001a1925" style:font-style-asian="normal" style:font-style-complex="normal"/>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tyle="normal" fo:font-weight="normal" officeooo:rsid="001f17c8" officeooo:paragraph-rsid="001f17c8" style:font-style-asian="normal" style:font-weight-asian="normal" style:font-style-complex="normal" style:font-weight-complex="normal"/>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3f3b89" officeooo:paragraph-rsid="000a668c"/>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284e" officeooo:paragraph-rsid="000a668c"/>
    </style:style>
    <style:style style:name="P2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0aedb" officeooo:paragraph-rsid="000a668c"/>
    </style:style>
    <style:style style:name="P2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1de3d" officeooo:paragraph-rsid="000a668c"/>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fcc44" officeooo:paragraph-rsid="000fcc44"/>
    </style:style>
    <style:style style:name="P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0fde92" officeooo:paragraph-rsid="000fde92"/>
    </style:style>
    <style:style style:name="P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2598b" officeooo:paragraph-rsid="0012598b"/>
    </style:style>
    <style:style style:name="P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2598b" officeooo:paragraph-rsid="002ba5f5"/>
    </style:style>
    <style:style style:name="P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2c007" officeooo:paragraph-rsid="0012c007"/>
    </style:style>
    <style:style style:name="P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43aef2" officeooo:paragraph-rsid="00147f03"/>
    </style:style>
    <style:style style:name="P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4c1d0" officeooo:paragraph-rsid="0014c1d0"/>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7bb47" officeooo:paragraph-rsid="0017bb47"/>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a1925" officeooo:paragraph-rsid="001a1925"/>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5a12" officeooo:paragraph-rsid="001c5a12"/>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cb1ce" officeooo:paragraph-rsid="001e3e6e"/>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weight="normal" officeooo:rsid="001c5a12" officeooo:paragraph-rsid="001c5a12" style:font-weight-asian="normal" style:font-weight-complex="normal"/>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1f17c8" officeooo:paragraph-rsid="001f17c8"/>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1ebbc" officeooo:paragraph-rsid="0021ebbc"/>
    </style:style>
    <style:style style:name="P3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1f027" officeooo:paragraph-rsid="0021f027"/>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42d00" officeooo:paragraph-rsid="00242d00"/>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4cdce" officeooo:paragraph-rsid="0024cdce"/>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solid" style:text-underline-width="auto" style:text-underline-color="font-color" fo:font-weight="bold" officeooo:rsid="0027d893" officeooo:paragraph-rsid="0027d893" style:font-weight-asian="bold" style:font-weight-complex="bold"/>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style:text-underline-style="solid" style:text-underline-width="auto" style:text-underline-color="font-color" fo:font-weight="bold" officeooo:rsid="002ba5f5" officeooo:paragraph-rsid="002ba5f5" style:font-weight-asian="bold" style:font-weight-complex="bold"/>
    </style:style>
    <style:style style:name="P4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rsid="002d12e6" officeooo:paragraph-rsid="002d12e6"/>
    </style:style>
    <style:style style:name="P42"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officeooo:rsid="00242d00" officeooo:paragraph-rsid="00242d00"/>
    </style:style>
    <style:style style:name="P43"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officeooo:rsid="0012598b" officeooo:paragraph-rsid="0012598b"/>
    </style:style>
    <style:style style:name="T1" style:family="text">
      <style:text-properties officeooo:rsid="00393893"/>
    </style:style>
    <style:style style:name="T2" style:family="text">
      <style:text-properties fo:font-style="italic" style:font-style-asian="italic" style:font-style-complex="italic"/>
    </style:style>
    <style:style style:name="T3" style:family="text">
      <style:text-properties fo:font-style="italic" officeooo:rsid="0038cbc4" style:font-style-asian="italic" style:font-style-complex="italic"/>
    </style:style>
    <style:style style:name="T4" style:family="text">
      <style:text-properties fo:font-style="italic" officeooo:rsid="0038d043" style:font-style-asian="italic" style:font-style-complex="italic"/>
    </style:style>
    <style:style style:name="T5" style:family="text">
      <style:text-properties fo:font-style="italic" officeooo:rsid="003eb2fc" style:font-style-asian="italic" style:font-style-complex="italic"/>
    </style:style>
    <style:style style:name="T6" style:family="text">
      <style:text-properties fo:font-style="italic" officeooo:rsid="003f3b89" style:font-style-asian="italic" style:font-style-complex="italic"/>
    </style:style>
    <style:style style:name="T7" style:family="text">
      <style:text-properties fo:font-style="italic" officeooo:rsid="004157a6" style:font-style-asian="italic" style:font-style-complex="italic"/>
    </style:style>
    <style:style style:name="T8" style:family="text">
      <style:text-properties fo:font-style="italic" officeooo:rsid="0041de3d" style:font-style-asian="italic" style:font-style-complex="italic"/>
    </style:style>
    <style:style style:name="T9" style:family="text">
      <style:text-properties fo:font-style="italic" officeooo:rsid="000df2ff" style:font-style-asian="italic" style:font-style-complex="italic"/>
    </style:style>
    <style:style style:name="T10" style:family="text">
      <style:text-properties fo:font-style="italic" officeooo:rsid="0010a16c" style:font-style-asian="italic" style:font-style-complex="italic"/>
    </style:style>
    <style:style style:name="T11" style:family="text">
      <style:text-properties fo:font-style="italic" officeooo:rsid="0012a677" style:font-style-asian="italic" style:font-style-complex="italic"/>
    </style:style>
    <style:style style:name="T12" style:family="text">
      <style:text-properties fo:font-style="italic" fo:font-weight="bold" officeooo:rsid="003f7c39"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3f7c39" style:font-style-asian="italic" style:font-weight-asian="normal" style:font-style-complex="italic" style:font-weight-complex="normal"/>
    </style:style>
    <style:style style:name="T15" style:family="text">
      <style:text-properties fo:font-style="italic" fo:font-weight="normal" officeooo:rsid="001e3e6e" style:font-style-asian="italic" style:font-weight-asian="normal" style:font-style-complex="italic" style:font-weight-complex="normal"/>
    </style:style>
    <style:style style:name="T16" style:family="text">
      <style:text-properties officeooo:rsid="0038cbc4"/>
    </style:style>
    <style:style style:name="T17" style:family="text">
      <style:text-properties officeooo:rsid="0038d043"/>
    </style:style>
    <style:style style:name="T18" style:family="text">
      <style:text-properties fo:font-style="normal" style:font-style-asian="normal" style:font-style-complex="normal"/>
    </style:style>
    <style:style style:name="T19" style:family="text">
      <style:text-properties fo:font-style="normal" officeooo:rsid="0038d043" style:font-style-asian="normal" style:font-style-complex="normal"/>
    </style:style>
    <style:style style:name="T20" style:family="text">
      <style:text-properties fo:font-style="normal" officeooo:rsid="00393893" style:font-style-asian="normal" style:font-style-complex="normal"/>
    </style:style>
    <style:style style:name="T21" style:family="text">
      <style:text-properties fo:font-style="normal" officeooo:rsid="003af19a" style:font-style-asian="normal" style:font-style-complex="normal"/>
    </style:style>
    <style:style style:name="T22" style:family="text">
      <style:text-properties fo:font-style="normal" officeooo:rsid="003eb2fc" style:font-style-asian="normal" style:font-style-complex="normal"/>
    </style:style>
    <style:style style:name="T23" style:family="text">
      <style:text-properties fo:font-style="normal" officeooo:rsid="003f3b89" style:font-style-asian="normal" style:font-style-complex="normal"/>
    </style:style>
    <style:style style:name="T24" style:family="text">
      <style:text-properties fo:font-style="normal" officeooo:rsid="0040aedb" style:font-style-asian="normal" style:font-style-complex="normal"/>
    </style:style>
    <style:style style:name="T25" style:family="text">
      <style:text-properties fo:font-style="normal" officeooo:rsid="0041de3d" style:font-style-asian="normal" style:font-style-complex="normal"/>
    </style:style>
    <style:style style:name="T26" style:family="text">
      <style:text-properties fo:font-style="normal" officeooo:rsid="00433a9e" style:font-style-asian="normal" style:font-style-complex="normal"/>
    </style:style>
    <style:style style:name="T27" style:family="text">
      <style:text-properties fo:font-style="normal" officeooo:rsid="004157a6" style:font-style-asian="normal" style:font-style-complex="normal"/>
    </style:style>
    <style:style style:name="T28" style:family="text">
      <style:text-properties fo:font-style="normal" officeooo:rsid="0042348e" style:font-style-asian="normal" style:font-style-complex="normal"/>
    </style:style>
    <style:style style:name="T29" style:family="text">
      <style:text-properties fo:font-style="normal" officeooo:rsid="000c0bcb" style:font-style-asian="normal" style:font-style-complex="normal"/>
    </style:style>
    <style:style style:name="T30" style:family="text">
      <style:text-properties fo:font-style="normal" officeooo:rsid="000df2ff" style:font-style-asian="normal" style:font-style-complex="normal"/>
    </style:style>
    <style:style style:name="T31" style:family="text">
      <style:text-properties fo:font-style="normal" officeooo:rsid="000fde92" style:font-style-asian="normal" style:font-style-complex="normal"/>
    </style:style>
    <style:style style:name="T32" style:family="text">
      <style:text-properties fo:font-style="normal" officeooo:rsid="0010a16c" style:font-style-asian="normal" style:font-style-complex="normal"/>
    </style:style>
    <style:style style:name="T33" style:family="text">
      <style:text-properties fo:font-style="normal" officeooo:rsid="0012598b" style:font-style-asian="normal" style:font-style-complex="normal"/>
    </style:style>
    <style:style style:name="T34" style:family="text">
      <style:text-properties fo:font-style="normal" officeooo:rsid="0012a677" style:font-style-asian="normal" style:font-style-complex="normal"/>
    </style:style>
    <style:style style:name="T35" style:family="text">
      <style:text-properties fo:font-style="normal" officeooo:rsid="0012c007" style:font-style-asian="normal" style:font-style-complex="normal"/>
    </style:style>
    <style:style style:name="T36" style:family="text">
      <style:text-properties fo:font-style="normal" officeooo:rsid="00147f03" style:font-style-asian="normal" style:font-style-complex="normal"/>
    </style:style>
    <style:style style:name="T37" style:family="text">
      <style:text-properties fo:font-style="normal" officeooo:rsid="0014c1d0" style:font-style-asian="normal" style:font-style-complex="normal"/>
    </style:style>
    <style:style style:name="T38" style:family="text">
      <style:text-properties fo:font-style="normal" officeooo:rsid="00167f54" style:font-style-asian="normal" style:font-style-complex="normal"/>
    </style:style>
    <style:style style:name="T39" style:family="text">
      <style:text-properties fo:font-style="normal" officeooo:rsid="0017bb47" style:font-style-asian="normal" style:font-style-complex="normal"/>
    </style:style>
    <style:style style:name="T40" style:family="text">
      <style:text-properties fo:font-style="normal" officeooo:rsid="001c95a7" style:font-style-asian="normal" style:font-style-complex="normal"/>
    </style:style>
    <style:style style:name="T41" style:family="text">
      <style:text-properties fo:font-style="normal" style:text-underline-style="none" officeooo:rsid="0041de3d" style:font-style-asian="normal" style:font-style-complex="normal"/>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style="normal" fo:font-weight="normal" officeooo:rsid="001e3e6e" style:font-style-asian="normal" style:font-weight-asian="normal" style:font-style-complex="normal" style:font-weight-complex="normal"/>
    </style:style>
    <style:style style:name="T44" style:family="text">
      <style:text-properties fo:font-style="normal" fo:font-weight="normal" officeooo:rsid="001f17c8" style:font-style-asian="normal" style:font-weight-asian="normal" style:font-style-complex="normal" style:font-weight-complex="normal"/>
    </style:style>
    <style:style style:name="T45" style:family="text">
      <style:text-properties fo:font-style="normal" fo:font-weight="normal" officeooo:rsid="0020a9f1" style:font-style-asian="normal" style:font-weight-asian="normal" style:font-style-complex="normal" style:font-weight-complex="normal"/>
    </style:style>
    <style:style style:name="T46" style:family="text">
      <style:text-properties fo:font-style="normal" fo:font-weight="normal" officeooo:rsid="0021ebbc" style:font-style-asian="normal" style:font-weight-asian="normal" style:font-style-complex="normal" style:font-weight-complex="normal"/>
    </style:style>
    <style:style style:name="T47" style:family="text">
      <style:text-properties officeooo:rsid="003dc7c9"/>
    </style:style>
    <style:style style:name="T48" style:family="text">
      <style:text-properties officeooo:rsid="003df254"/>
    </style:style>
    <style:style style:name="T49" style:family="text">
      <style:text-properties officeooo:rsid="003eb2fc"/>
    </style:style>
    <style:style style:name="T50" style:family="text">
      <style:text-properties fo:color="#800000"/>
    </style:style>
    <style:style style:name="T51" style:family="text">
      <style:text-properties fo:color="#800000" fo:font-style="italic" style:font-style-asian="italic" style:font-style-complex="italic"/>
    </style:style>
    <style:style style:name="T52" style:family="text">
      <style:text-properties fo:color="#800000" fo:font-style="italic" officeooo:rsid="000c0bcb" style:font-style-asian="italic" style:font-style-complex="italic"/>
    </style:style>
    <style:style style:name="T53" style:family="text">
      <style:text-properties fo:color="#800000" fo:font-style="italic" officeooo:rsid="0012a677" style:font-style-asian="italic" style:font-style-complex="italic"/>
    </style:style>
    <style:style style:name="T54" style:family="text">
      <style:text-properties fo:color="#800000" fo:font-style="italic" fo:font-weight="bold" officeooo:rsid="003f7c39" style:font-style-asian="italic" style:font-weight-asian="bold" style:font-style-complex="italic" style:font-weight-complex="bold"/>
    </style:style>
    <style:style style:name="T55" style:family="text">
      <style:text-properties officeooo:rsid="0012a677"/>
    </style:style>
    <style:style style:name="T56" style:family="text">
      <style:text-properties fo:font-weight="normal" style:font-weight-asian="normal" style:font-weight-complex="normal"/>
    </style:style>
    <style:style style:name="T57" style:family="text">
      <style:text-properties fo:font-weight="normal" officeooo:rsid="001abf9e" style:font-weight-asian="normal" style:font-weight-complex="normal"/>
    </style:style>
    <style:style style:name="T58" style:family="text">
      <style:text-properties fo:font-weight="normal" officeooo:rsid="001c5a12" style:font-weight-asian="normal" style:font-weight-complex="normal"/>
    </style:style>
    <style:style style:name="T59" style:family="text">
      <style:text-properties fo:font-weight="normal" officeooo:rsid="001c95a7" style:font-weight-asian="normal" style:font-weight-complex="normal"/>
    </style:style>
    <style:style style:name="T60" style:family="text">
      <style:text-properties fo:font-weight="normal" officeooo:rsid="0021ebbc" style:font-weight-asian="normal" style:font-weight-complex="normal"/>
    </style:style>
    <style:style style:name="T61" style:family="text">
      <style:text-properties officeooo:rsid="001abf9e"/>
    </style:style>
    <style:style style:name="T62" style:family="text">
      <style:text-properties fo:font-weight="bold" officeooo:rsid="001abf9e" style:font-weight-asian="bold" style:font-weight-complex="bold"/>
    </style:style>
    <style:style style:name="T63" style:family="text">
      <style:text-properties officeooo:rsid="0020a9f1"/>
    </style:style>
    <style:style style:name="T64" style:family="text">
      <style:text-properties officeooo:rsid="002ba5f5"/>
    </style:style>
    <style:style style:name="T65" style:family="text">
      <style:text-properties officeooo:rsid="002efd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e quoi parler, déjà ?</text:p>
      <text:p text:style-name="P37"/>
      <text:p text:style-name="P37">On a commencé avec depouille_v5 et le site aclweb.org. Il faut décrire ce site.</text:p>
      <text:p text:style-name="P37">Parler de depouille_v5 : les différents objectifs derrière ses fonctions.</text:p>
      <text:p text:style-name="P37"/>
      <text:p text:style-name="P37">Notre premier but : nous approprier des scripts déjà fait, des méthodes déjà utilisées, des documents.</text:p>
      <text:p text:style-name="P38">Première chose qu’on a fait : automatiser en bash le téléchargement des documents, constater le formatage des liens.</text:p>
      <text:p text:style-name="P37"/>
      <text:p text:style-name="P40">Introduction</text:p>
      <text:p text:style-name="P25"/>
      <text:p text:style-name="P25">Ce travail de recherche concerne l'étude de la diversité des langues étudiées en TALN. Nous travaillerons sur des publications scientifiques dans le domaine du TALN et devrons déterminer quelles sont les langues les plus souvent étudiées. La méthode utilis<text:span text:style-name="T63">ée</text:span> pour déterminer cela est de compter le nombre de fois que chaque langue est citée dans chaque article.</text:p>
      <text:p text:style-name="P25">Nous nous intéressons aussi aux paires de langues <text:span text:style-name="T64">dans le cadre de corpus comparables, à savoir aux paires de langues citées dans ce contexte.</text:span></text:p>
      <text:p text:style-name="P25">Notre travail prendra aussi en compte l’agrandissement de notre liste de langues à disposition, ainsi que la réduction des bruits autant que faire ce peut. <text:span text:style-name="T55">Par bruits, nous entendons tout occurrence d’un nom de langue ne correspondant pas à ce que nous recherchons : une langue citée en référence à une autre étude ("la dernière fois, nous parlions de l’anglais…"), un nom de pays pris pour un nom de langue [</text:span><text:span text:style-name="T53">clarifier la confusion possible</text:span><text:span text:style-name="T55">]...</text:span></text:p>
      <text:p text:style-name="P37"/>
      <text:p text:style-name="P39">Récupération et mise en place des documents à étudier</text:p>
      <text:p text:style-name="P37"/>
      <text:p text:style-name="P41">Notre premier travail a consisté à récupérer les documents <text:span text:style-name="T65">formant </text:span>notre corpus.</text:p>
      <text:p text:style-name="P41"/>
      <text:p text:style-name="P37"/>
      <text:p text:style-name="P9"><text:span text:style-name="T47">- </text:span>Les premiers scripts créés servaient à télécharger tous les documents à étudier. <text:span text:style-name="T47">Il s’agit de scripts en bash.</text:span></text:p>
      <text:p text:style-name="P10">Le site source est <text:span text:style-name="T2">aclweb.org/anthology/</text:span>, où les papiers sont organisés par groupes puis par années. <text:span text:style-name="T48">Tous les liens du site sont formatés de la même manière, rendant aisé d’automatiser le téléchargement de l’ensemble des documents.</text:span></text:p>
      <text:p text:style-name="P11"><text:span text:style-name="T48">Par exemple, tous les papiers du groupe ACL (</text:span>Association for Computational Linguistics<text:span text:style-name="T49">) sont accessible via un lien de la forme : </text:span><text:span text:style-name="T5">aclweb.org/anthology/P/P**/</text:span><text:span text:style-name="T22">, où ** correspond à l’année de publication et où le P représente le groupe ACL. Si on souhaite accéder aux articles de l’EACL (European Chapter of the Association for Computational Linguistics), il suffit de remplacer le P par un E : </text:span><text:span text:style-name="T5">aclweb.org/anthology/E/E**/</text:span><text:span text:style-name="T22">. Ainsi, chaque groupe a une lettre correspondante.</text:span></text:p>
      <text:p text:style-name="P12"><text:span text:style-name="T18">Nous avons donc fait un script pour récupérer tous les liens des pdf à télécharger. Ces liens sont mis dans un fichier nommé </text:span><text:span text:style-name="T2">links</text:span><text:span text:style-name="T18">. Un script est fait par groupe. Ainsi, le script </text:span><text:span text:style-name="T2">links_ACL.sh</text:span><text:span text:style-name="T18"> créée le dossier ACL/, tous les sous-dossiers ACL/P**/ et créée dans chaque sous-dossier un fichier </text:span><text:span text:style-name="T2">links</text:span><text:span text:style-name="T18"> contenant les liens de tous les pdf de ce groupe et de cette année.</text:span></text:p>
      <text:p text:style-name="P12"><text:span text:style-name="T18">Une fois ce script exécuté, il faut alors lancer le script dl_ACL.sh (encore une fois, il y a un script par groupe) qui </text:span><text:span text:style-name="T23">consiste à télécharger les liens contenus dans tous les fichiers </text:span><text:span text:style-name="T6">links</text:span><text:span text:style-name="T23">.</text:span></text:p>
      <text:p text:style-name="P37"/>
      <text:p text:style-name="P24"/>
      <text:p text:style-name="P24">.</text:p>
      <text:p text:style-name="P43"/>
      <text:p text:style-name="P3"/>
      <text:p text:style-name="P2">Ce qui nous a été fourni :</text:p>
      <text:p text:style-name="P2"/>
      <text:p text:style-name="P4">- Le lien vers le site internet aclweb.org, contenant les documents pdf à examiner. <text:span text:style-name="T1">Il s’agit de documents de recherche dans le domaine de la TAL.</text:span></text:p>
      <text:p text:style-name="P4">Plus divers autres liens et références, comme le site d’un baromètre des langues ou la mention de l’écrivain Louis-Jean Calvet.</text:p>
      <text:p text:style-name="P2"/>
      <text:p text:style-name="P4">- Un fichier corpus.ods contenant diverses informations</text:p>
      <text:p text:style-name="P4"><text:tab/><text:span text:style-name="T51">à compléter</text:span></text:p>
      <text:p text:style-name="P1"/>
      <text:p text:style-name="P4">- Le fichier Perl : depouille_v5.pl</text:p>
      <text:p text:style-name="P4">Il contient sept routines répartissables en trois groupes :</text:p>
      <text:p text:style-name="P1"><text:span text:style-name="T16">-&gt; traitement_paires, qui prend un fichier en entrée et créée un fichier de sortie, concerne les paires de langues. </text:span><text:span text:style-name="T3">(</text:span><text:span text:style-name="T52">à développer</text:span><text:span text:style-name="T3">)</text:span></text:p>
      <text:p text:style-name="P4">-&gt; concordance recherche dans tout un corpus des termes souvent associés à des noms de langues. Elle en ressort deux fichiers dont la mise en page met en évidence le contexte de la phrase correspondante et les mots voisins. Elle permet ainsi de faciliter une recherche manuelle de nouvelles langues à ajouter à notre liste des langues à compter.</text:p>
      <text:p text:style-name="P1"><text:span text:style-name="T17">-&gt; Les cinq routines restantes constituent sous deux versions différentes un même travail. </text:span><text:span text:style-name="T4">repertorie_langue</text:span><text:span text:style-name="T17"> appelle </text:span><text:span text:style-name="T4">parcours</text:span><text:span text:style-name="T17"> qui appelle </text:span><text:span text:style-name="T4">traite_texte</text:span><text:span text:style-name="T19"> et </text:span><text:span text:style-name="T4">pretraitement</text:span><text:span text:style-name="T19"> appelle </text:span><text:span text:style-name="T4">lecture</text:span><text:span text:style-name="T19">. </text:span><text:span text:style-name="T54">EDIT :</text:span><text:span text:style-name="T12"> </text:span><text:span text:style-name="T14">Ca m’a l’air faux, à savoir que </text:span><text:span text:style-name="T12">pretraitement</text:span><text:span text:style-name="T14"> semble être la fonction à lancer avant </text:span><text:span text:style-name="T12">repertorie_langues</text:span><text:span text:style-name="T14">. En effet, </text:span><text:span text:style-name="T12">pretraitement</text:span><text:span text:style-name="T14"> ne fait pas de décompte des langues, mais créée le fichier de corpus utilisé par </text:span><text:span text:style-name="T12">repertorie_langues</text:span><text:span text:style-name="T14">… Cependant pretraitement créée quand même un fichier de résultat, vide de résultat… il s’agirait donc bien d’une seconde version, mais incomplète ?</text:span></text:p>
      <text:p text:style-name="P5">pretraitement<text:span text:style-name="T18"> et </text:span>lecture<text:span text:style-name="T18"> sont les versions les </text:span><text:span text:style-name="T29">plus récentes</text:span><text:span text:style-name="T18">, sur lesquelles continuer le travail.</text:span></text:p>
      <text:p text:style-name="P5"><text:span text:style-name="T18">Le but de ces fonctions est de parcourir un corpus pour y compter le nombre de fois qu’une langue y figure.</text:span><text:span text:style-name="T20"> Lorsqu’une langue est trouvée, elle regarde s’il ne s’y trouve pas à proximité une autre langue, formant ainsi une paire de langues.</text:span></text:p>
      <text:p text:style-name="P6"><text:span text:style-name="T18">On y trouve aussi tout ce qui concerne la réduction des bruits, faux-positifs et le nettoyage (pré-traitement) du corpus. Nous souhaitons faire attention aux "fausses langues" </text:span>(<text:span text:style-name="T50">à préciser</text:span>)<text:span text:style-name="T18">, aux noms de pays (en anglais, la confusion est facile entre le nom d’une langue et celle d’un pays, les deux pouvant s’écrire de la même manière, même pour la casse), mais aussi à nous ces moments où un article cite une langue qui n’est pas le sujet de l’étude de l’article, par exemple en introduction pour parler d’une précédente étude. </text:span><text:span text:style-name="T21">Concrètement, la fonction enlève déjà les entêtes des documents ainsi que les parties références. Nous souhaiterions aussi retirer, dans la mesure du possible, toutes les Introductions.</text:span></text:p>
      <text:p text:style-name="P8"/>
      <text:p text:style-name="P1"/>
      <text:p text:style-name="P4">Nos divers progrès :</text:p>
      <text:p text:style-name="P4"/>
      <text:p text:style-name="P13"/>
      <text:p text:style-name="P13"/>
      <text:p text:style-name="P18"><text:span text:style-name="T18">- </text:span><text:span text:style-name="T24">Une deuxième composante </text:span><text:span text:style-name="T25">importante</text:span><text:span text:style-name="T24"> est la conversion des fichiers pdf en fichiers manipulables. Les convertir en txt est la base, mais d’autres formats peuvent avoir leurs intérêts.</text:span></text:p>
      <text:p text:style-name="P19"><text:span text:style-name="T24">I</text:span><text:span text:style-name="T18">l s’agissait à la base de convertir tous les documents pdf en fichier txt pour construire notre corpus de base, lequel pouvait être utilisé par les fonctions du fichier perl </text:span><text:span text:style-name="T2">depouille_v5</text:span><text:span text:style-name="T18">. </text:span><text:span text:style-name="T26">Les conversions en txt donnent des fichiers textes où, globalement, une ligne du pdf donne une ligne dans le fichier txt. Tout formatage est bien sûr perdu, ce qui n’est, à la base, pas un problème. Nous avons aussi des irrégularités dans la conversion, comme des fichiers totalement ou partiellement </text:span><text:soft-page-break/><text:span text:style-name="T26">illisibles, ou dont le formatage est capricieux (nombreux retours à la ligne). L’illisibilité des textes concerne surtout les plus vieux, des années 80 et 90. Mais ces irrégularités ne concernent qu’une minorité des textes.</text:span></text:p>
      <text:p text:style-name="P20"><text:span text:style-name="T18">Nous utilisons principalement les outils fournis par </text:span><text:span text:style-name="T2">poppler-util</text:span><text:span text:style-name="T7">s</text:span><text:span text:style-name="T18">, des outils en ligne de commande utilisant la librairie </text:span><text:span text:style-name="T7">Poppler</text:span><text:span text:style-name="T27">. </text:span><text:span text:style-name="T25">Nous utilisons aussi les outils fournis par </text:span><text:span text:style-name="T8">pdfminer</text:span><text:span text:style-name="T25"> (</text:span><text:a xlink:type="simple" xlink:href="https://github.com/euske/pdfminer" text:style-name="Internet_20_link" text:visited-style-name="Visited_20_Internet_20_Link"><text:span text:style-name="T25">https://github.com/euske/pdfminer</text:span></text:a><text:span text:style-name="T25">)</text:span><text:span text:style-name="T41">, s’utilisant pareillement en ligne de commande</text:span><text:span text:style-name="T25">.</text:span><text:span text:style-name="T28"> Les commandes ainsi obtenues sont, entre autres, pdftotxt, pdftohtml (du côté de poppler) ou encore pdf2txt (du côté de pdfminer). Des options peuvent être ajoutées pour d’avantage de choix.</text:span></text:p>
      <text:p text:style-name="P21"><text:span text:style-name="T18">Un script avait été fait pour convertir tous les </text:span><text:span text:style-name="T28">pdf au format voulu, mais ce script étant excessivement simple (deux boucles pour et l’une des commandes citées ci-dessus), ça peut être directement écrit dans le terminal. </text:span><text:span text:style-name="T30">Ce script avait aussi pour fonction d’ajouter dans un fichier texte nommé </text:span><text:span text:style-name="T9">textes_adresses.txt</text:span><text:span text:style-name="T30"> l’adresse des fichiers issus de la conversion. </text:span><text:span text:style-name="T33">Notons que Perl peut lui même naviguer parmi des fichiers et dossiers de l’ordinateur, rendant potentiellement inutile ou obsolète cette dernière fonction citée.</text:span></text:p>
      <text:p text:style-name="P22"><text:span text:style-name="T30">N</text:span><text:span text:style-name="T18">otons aussi que les logiciels de conversion, lors des tests, affichaient dans le terminal des messages d’erreur ou d’avertissement pour certains fichiers pdf. Parfois le même message pour plusieurs documents d’affilé. Nous n’avons pas encore fait de recherche à ce sujet.</text:span></text:p>
      <text:p text:style-name="P14"/>
      <text:p text:style-name="P22"><text:span text:style-name="T18">Nous avons jusqu’ici créé trois scripts perl, pour répondre à trois </text:span><text:span text:style-name="T31">missions distinctes :</text:span></text:p>
      <text:p text:style-name="P23"><text:span text:style-name="T18">- Le premier, </text:span><text:span text:style-name="T10">construit_corpus.pl</text:span><text:span text:style-name="T32">, avait pour objectif de faire fonctionner une des fonctions de </text:span><text:span text:style-name="T10">depouille_v5.pl</text:span><text:span text:style-name="T32"> avec notre propre corpus. Cette fonction devait prendre en entrée un corpus tenant dans un seul fichier txt, où chaque texte devait être séparé par un séparateur donné. Notre script prenait donc tous les fichiers txt formant notre corpus de départ pour les concaténer dans un seul fichier txt, en insérant entre chaque texte un séparateur.</text:span></text:p>
      <text:p text:style-name="P24"><text:span text:style-name="T32">C</text:span><text:span text:style-name="T18">e script a de</text:span><text:span text:style-name="T35">s </text:span><text:span text:style-name="T18">chances de ne plus être utilisé. Pour cause, </text:span><text:span text:style-name="T34">une fonction disponible dans </text:span><text:span text:style-name="T11">depouille_v5.pl</text:span><text:span text:style-name="T34">, que nous avons découverte après coup, s’occupe déjà </text:span><text:span text:style-name="T35">de construire le fichier corpus au formatage voulu. De plus, nous naviguerons probablement autrement parmi les textes de notre corpus que via un très gros fichier texte qui les rassemble tous. A voir.</text:span></text:p>
      <text:p text:style-name="P15"/>
      <text:p text:style-name="P26"><text:span text:style-name="T30">- </text:span><text:span text:style-name="T18">Le </text:span><text:span text:style-name="T40">deuxième</text:span><text:span text:style-name="T18">, </text:span><text:span text:style-name="T2">recherche_format.pl</text:span><text:span text:style-name="T18">, partait d’une idée visant la réduction des bruits. L’idée était la suivante : la partie Introduction des articles a de fortes chances de contenir </text:span><text:span text:style-name="T36">des</text:span><text:span text:style-name="T18"> occurrences de langues faisant référence à d’autres publications. Il nous faut donc supprimer les Introduction de tous les textes.</text:span></text:p>
      <text:p text:style-name="P27"><text:span text:style-name="T18">Nous avions alors commencé par rechercher dans les textes les lignes ne contenant que le mot Introduction, avec éventuellement un préfixe (numéro, caractère spécial…) et un suffixe (ponctuation…). </text:span><text:span text:style-name="T37">L’affichage des résultats -des lignes sélectionnées par notre recherche- nous indiquait une constance satisfaisante dans les résultats, pour autant qu’on ait pu regardé. Un comptage des documents en fonction de la présence d’une ligne Introduction nous donnait un score satisfaisant, de l’ordre de 90~95 % des documents présentant la ligne recherchée. Notons toutefois une disparité entre les "vieux" documents (avant l’an 2000) et les documents "récents" (à partir de l’an 2000) : la qualité des documents vieux étant souvent moindre, notre script de recherche y obtenait un moins bon score.</text:span></text:p>
      <text:p text:style-name="P28"><text:span text:style-name="T18">Trouver les titres Introduction ne suffit cependant pas à pouvoir enlever les parties Introduction. En effet, une fois le titre trouvé, il faut alors tout supprimer jusqu’</text:span><text:span text:style-name="T38">à la fin de l’Introduction, c’est à dire jusqu’au titre suivant. Or, jusqu’ici, notre script traitait les documents convertis en txt, ce qui suffisait parfaitement pour trouver les titres Introduction. Mais pour trouver la fin d’une partie ou pour trouver un autre titre </text:span><text:span text:style-name="T39">-pouvant ressemblait typiquement à une phrase quelconque-</text:span><text:span text:style-name="T38">, </text:span><text:span text:style-name="T39">un fichier texte dénué de tout format ne peut suffire.</text:span></text:p>
      <text:p text:style-name="P29"><text:span text:style-name="T39">I</text:span><text:span text:style-name="T18">l nous est alors venu l’idée de convertir nos documents pdf, non pas en txt, mais en html ou en xml. Les outils dont nous disposons (par exemple ceux fournis par poppler et pdfminer) nous permettent de convertir un document pdf dans les formats cités, récupérant ainsi la mise-en-page et le formatage des documents.</text:span></text:p>
      <text:p text:style-name="P16"><text:soft-page-break/>Nous avons choisi de convertir nos documents en xml via la commande :</text:p>
      <text:p text:style-name="P7">pdftohtml -i -s -xml doc.pdf <text:span text:style-name="T56">(-i permet d’ignorer les images, -s de n’avoir qu’un seul fichier en sortie, -xml de convertir en xml</text:span><text:span text:style-name="T60"> plutôt qu’en html</text:span><text:span text:style-name="T56">)</text:span></text:p>
      <text:p text:style-name="P30">Ce faisant, <text:span text:style-name="T61">nous pouvons récupérer via Perl le formatage associé aux lignes contenant le titre Introduction (taille d’écriture, …) et rechercher la prochaine ligne ayant le même formatage. Intuitivement, il devrait s’agit du titre suivant. Après quelques tests, en affichant dans un fichier de sortie toutes les secondes lignes trouvées, il s’agissait vraisemblablement bel et bien de deuxièmes titres (ou de leurs préfixes, typiquement le numéro « </text:span><text:span text:style-name="T62">2</text:span><text:span text:style-name="T57"> »). </text:span><text:span text:style-name="T58">Les résultats sont donc </text:span><text:span text:style-name="T59">encourageants : nous sommes capables de trouver, à quelques exceptions près (quelques faux-positifs), la position du deuxième titre et donc de la fin de l’Introduction, en restant toutefois dans les documents xml. Parvenir à trouver l’emplacement correspondant dans les fichiers txt équivalents peut se révéler compliqué, ne serait-ce que pour la tendance qu’on</text:span><text:span text:style-name="T60">t</text:span><text:span text:style-name="T59"> les lignes des documents xml à être excessivement fractionnées comparé aux fichiers txt, et pour la pollution provoquée par les balises xml.</text:span></text:p>
      <text:p text:style-name="P31"><text:span text:style-name="T57">A </text:span><text:span text:style-name="T56">noter que ce script n’a qu’un but d’observation. Nous en créerons un autre quand nous voudrons mettre en pratique l’élagage des parties Introduction des documents txt.</text:span></text:p>
      <text:p text:style-name="P33"/>
      <text:p text:style-name="P31"><text:span text:style-name="T56">- </text:span><text:span text:style-name="T59">Le troisième, nettoyageCorpus, a pour rôle de détecter les fichiers dont la conversion de pdf à xml s’est mal passé.</text:span></text:p>
      <text:p text:style-name="P32"><text:span text:style-name="T56">Lorsque nous convertissons un document pdf en xml, le fichier obtenu contient une ligne par formatage spécifique. Un formatage spécifique d’un groupe de mots, d’un bloc, comprend sa position verticale et horizontale, sa largeur, sa hauteur et son </text:span><text:span text:style-name="T15">font </text:span><text:span text:style-name="T43">(police d’écriture, taille de police, couleur et id du </text:span><text:span text:style-name="T15">font</text:span><text:span text:style-name="T43">). Intuitivement, une ligne d’un document pdf devrait former un seul groupe de mot, un bloc formant tout une ligne. Bien sûr, lorsque dans cette ligne, un mot possède un formatage spécial (un mot mis en valeur), cela peut couper la ligne en, par exemple, trois blocs. </text:span></text:p>
      <text:p text:style-name="P32"><text:span text:style-name="T43">Dans les faits, il arrive pour certains documents xml obtenus que chaque ligne ne contient que deux ou trois mots du document pdf, </text:span><text:span text:style-name="T44">parfois même un seul mot découpé en plusieurs lignes</text:span><text:span text:style-name="T43">, tandis que le document txt équivalent possède bien des lignes </text:span><text:span text:style-name="T44">propres et </text:span><text:span text:style-name="T43">complètes. Cela complique grandement le traitement de ces documents, d’où l’idée de les identifier (en comptant le nombre de mots par ligne) et de les lister dans un fichier de sorti, judicieusement nommé </text:span><text:span text:style-name="T15">badFiles</text:span><text:span text:style-name="T43">.</text:span></text:p>
      <text:p text:style-name="P34"><text:span text:style-name="T42">A l’exécution sur le groupe des documents de l’ACL, une trentaine de fichiers mal convertis ont été détectés parmi les documents datant du XXIe siècle. Parmi les documents d’avant l’an 2000, </text:span><text:span text:style-name="T45">la quasi totalité des documents ont été mal converti</text:span><text:span text:style-name="T42">. </text:span><text:span text:style-name="T45">Par ailleur</text:span><text:span text:style-name="T46">s</text:span><text:span text:style-name="T42">, le script précédent, </text:span><text:span text:style-name="T13">recherche_format.pl</text:span><text:span text:style-name="T42"> n’avait détecté qu’une seule ligne Introduction dans les fichiers xml d’avant l’an 2000.</text:span></text:p>
      <text:p text:style-name="P17"/>
      <text:p text:style-name="P35"><text:span text:style-name="T42">Tout dernièrement, de nouveaux tests ont été fait sur </text:span><text:span text:style-name="T13">recherche_format.pl</text:span><text:span text:style-name="T42"> et un nouveau script, </text:span><text:span text:style-name="T13">elagage.pl</text:span><text:span text:style-name="T42">, a été commencé.</text:span></text:p>
      <text:p text:style-name="P36"><text:span text:style-name="T42">La dernière recherche effectuée sur </text:span><text:span text:style-name="T13">recherche_format</text:span><text:span text:style-name="T42"> se fait une fois le "second titre" trouvé (ou bien souvent son préfixe numéraire) et consiste à trouver la ligne nettoyée de ses balises à retrouver dans le document txt. Une fois cette ligne suffisamment unique trouvée dans le fichier txt, partant du principe qu’elle se trouve "juste après" la fin de l’Introduction, nous pourrions alors tout ignorer avant cette ligne.</text:span></text:p>
      <text:p text:style-name="P36"><text:span text:style-name="T42">La méthode de recherche est donc exportée dans le script </text:span><text:span text:style-name="T13">elagage.pl</text:span><text:span text:style-name="T42"> qui aura pour objectif d’élaguer les documents txt de leurs Introductions (et, par la suite peut être, de leurs Bibliographie). Ce script n’est pour l’instant pas fonctionnel, les différences entre les fichiers txt et xml étant plus nombreuses et contraignantes que prévu.</text:span></text:p>
      <text:p text:style-name="P1"/>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1T13:52:27.296682318</meta:creation-date>
    <dc:date>2018-03-13T10:31:01.262296588</dc:date>
    <meta:editing-duration>PT9H11M34S</meta:editing-duration>
    <meta:editing-cycles>14</meta:editing-cycles>
    <meta:generator>LibreOffice/5.2.7.2$Linux_X86_64 LibreOffice_project/20m0$Build-2</meta:generator>
    <meta:document-statistic meta:table-count="0" meta:image-count="0" meta:object-count="0" meta:page-count="4" meta:paragraph-count="55" meta:word-count="2259" meta:character-count="14271" meta:non-whitespace-character-count="12065"/>
  </office:meta>
</office:document-meta>
</file>